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555in"/>
    </style:style>
    <style:style style:name="ro5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4193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row table:style-name="ro2">
          <table:table-cell office:value-type="string">
            <text:p>Directorate General of International Cooperation: <text:a xlink:href="http://www.ditjenkpi.depdag.go.id/">www.ditjenkpi.depdag.go.id</text:a></text:p>
          </table:table-cell>
        </table:table-row>
        <table:table-row table:style-name="ro3">
          <table:table-cell office:value-type="string">
            <text:p>Directorate of Food Crops, Horticulture and Estate Statistics (BPS Statistics Indonesia): <text:a xlink:href="http://www.bps.go.id/">www.bps.go.id</text:a></text:p>
          </table:table-cell>
        </table:table-row>
        <table:table-row table:style-name="ro4">
          <table:table-cell office:value-type="string">
            <text:p>Bogor Research Centre for Rubber Technology: <text:a xlink:href="http://www.ipard.com/">www.ipard.com</text:a></text:p>
          </table:table-cell>
        </table:table-row>
        <table:table-row table:style-name="ro6">
          <table:table-cell office:value-type="string">
            <text:p>Rubber Association of Indonesia: <text:a xlink:href="http://www.gapkindo.org/">www.gapkindo.org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8:4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36:36.59</meta:creation-date>
    <dc:date>2020-01-29T18:45:05.62</dc:date>
    <meta:editing-duration>PT47S</meta:editing-duration>
    <meta:editing-cycles>2</meta:editing-cycles>
    <meta:generator>OpenOffice/4.1.7$Win32 OpenOffice.org_project/417m1$Build-9800</meta:generator>
    <meta:document-statistic meta:table-count="3" meta:cell-count="4" meta:object-count="0"/>
  </office:meta>
</office:document-meta>
</file>